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paragraph-properties fo:text-align="center" style:justify-single-word="false"/>
      <style:text-properties style:font-name="Arial1" fo:font-size="12pt" fo:language="pt" fo:country="BR" fo:font-weight="normal" officeooo:rsid="001d0934" officeooo:paragraph-rsid="001d0934" style:font-size-asian="12pt" style:font-weight-asian="normal" style:font-size-complex="12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5" style:font-size-complex="28pt" style:font-weight-complex="bold"/>
    </style:style>
    <style:style style:name="P4"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5" style:family="paragraph" style:parent-style-name="Text_20_body">
      <style:paragraph-properties fo:text-align="center" style:justify-single-word="false"/>
      <style:text-properties style:font-name="Arial3"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6" style:family="paragraph" style:parent-style-name="Text_20_body">
      <style:paragraph-properties fo:text-align="center" style:justify-single-word="false"/>
      <style:text-properties style:font-name="Arial" fo:language="pt" fo:country="BR" fo:font-weight="bold" officeooo:rsid="003ed422" officeooo:paragraph-rsid="003ed422" fo:background-color="transparent" style:font-weight-asian="bold" style:font-weight-complex="bold"/>
    </style:style>
    <style:style style:name="P7" style:family="paragraph" style:parent-style-name="Text_20_body">
      <style:text-properties fo:font-weight="bold" fo:background-color="#ffff00" style:font-weight-asian="bold" style:font-weight-complex="bold"/>
    </style:style>
    <style:style style:name="P8" style:family="paragraph" style:parent-style-name="Text_20_body">
      <style:text-properties officeooo:rsid="004254ee" officeooo:paragraph-rsid="004254ee"/>
    </style:style>
    <style:style style:name="P9" style:family="paragraph" style:parent-style-name="Text_20_body">
      <style:text-properties officeooo:rsid="004254ee" officeooo:paragraph-rsid="003ed422"/>
    </style:style>
    <style:style style:name="P10" style:family="paragraph" style:parent-style-name="Text_20_body">
      <style:text-properties officeooo:rsid="004332c6" officeooo:paragraph-rsid="004332c6"/>
    </style:style>
    <style:style style:name="P11" style:family="paragraph" style:parent-style-name="Text_20_body">
      <style:text-properties officeooo:rsid="00444958" officeooo:paragraph-rsid="00444958"/>
    </style:style>
    <style:style style:name="P12" style:family="paragraph" style:parent-style-name="Text_20_body">
      <style:text-properties officeooo:rsid="00447b07" officeooo:paragraph-rsid="00447b07"/>
    </style:style>
    <style:style style:name="P13" style:family="paragraph" style:parent-style-name="Text_20_body">
      <style:text-properties officeooo:rsid="0044d116" officeooo:paragraph-rsid="0044d116"/>
    </style:style>
    <style:style style:name="P14" style:family="paragraph" style:parent-style-name="Text_20_body">
      <style:text-properties officeooo:rsid="0046f6f4" officeooo:paragraph-rsid="0046f6f4"/>
    </style:style>
    <style:style style:name="P15" style:family="paragraph" style:parent-style-name="Text_20_body">
      <style:text-properties officeooo:rsid="0046f6f4" officeooo:paragraph-rsid="004779be"/>
    </style:style>
    <style:style style:name="P16" style:family="paragraph" style:parent-style-name="Text_20_body">
      <style:text-properties officeooo:rsid="0048fd40" officeooo:paragraph-rsid="0048fd40"/>
    </style:style>
    <style:style style:name="P17" style:family="paragraph" style:parent-style-name="Text_20_body">
      <style:text-properties officeooo:rsid="004d73f3" officeooo:paragraph-rsid="004d73f3"/>
    </style:style>
    <style:style style:name="P18" style:family="paragraph" style:parent-style-name="Text_20_body">
      <style:text-properties officeooo:paragraph-rsid="004d73f3"/>
    </style:style>
    <style:style style:name="P19" style:family="paragraph" style:parent-style-name="Text_20_body">
      <style:text-properties officeooo:rsid="004e3c26" officeooo:paragraph-rsid="004e3c26"/>
    </style:style>
    <style:style style:name="P20" style:family="paragraph" style:parent-style-name="Text_20_body">
      <style:text-properties officeooo:paragraph-rsid="004e3c26"/>
    </style:style>
    <style:style style:name="P21" style:family="paragraph" style:parent-style-name="Text_20_body">
      <style:text-properties style:font-name="Arial2" officeooo:rsid="004ea0ee" officeooo:paragraph-rsid="004ea0ee"/>
    </style:style>
    <style:style style:name="P22" style:family="paragraph" style:parent-style-name="Text_20_body">
      <style:text-properties style:font-name="Arial2" fo:font-style="normal" fo:font-weight="normal" officeooo:rsid="00571a7d" officeooo:paragraph-rsid="00571a7d" style:font-style-asian="normal" style:font-weight-asian="normal" style:font-style-complex="normal" style:font-weight-complex="normal"/>
    </style:style>
    <style:style style:name="P23" style:family="paragraph" style:parent-style-name="Text_20_body">
      <style:text-properties officeooo:rsid="004ea0ee" officeooo:paragraph-rsid="004ea0ee"/>
    </style:style>
    <style:style style:name="P24" style:family="paragraph" style:parent-style-name="Text_20_body">
      <style:text-properties officeooo:rsid="0054511c" officeooo:paragraph-rsid="0054511c"/>
    </style:style>
    <style:style style:name="P25" style:family="paragraph" style:parent-style-name="Text_20_body">
      <style:text-properties fo:font-weight="normal" officeooo:rsid="0044d116" officeooo:paragraph-rsid="0044d116" style:font-weight-asian="normal" style:font-weight-complex="normal"/>
    </style:style>
    <style:style style:name="P26" style:family="paragraph" style:parent-style-name="Text_20_body">
      <style:text-properties fo:font-weight="normal" officeooo:rsid="0046bcda" officeooo:paragraph-rsid="0046bcda" style:font-weight-asian="normal" style:font-weight-complex="normal"/>
    </style:style>
    <style:style style:name="P27" style:family="paragraph" style:parent-style-name="Text_20_body">
      <style:text-properties fo:font-weight="normal" officeooo:rsid="0046f6f4" officeooo:paragraph-rsid="0046f6f4" style:font-weight-asian="normal" style:font-weight-complex="normal"/>
    </style:style>
    <style:style style:name="P28" style:family="paragraph" style:parent-style-name="Text_20_body">
      <style:text-properties fo:font-weight="normal" officeooo:rsid="004779be" officeooo:paragraph-rsid="004779be" style:font-weight-asian="normal" style:font-weight-complex="normal"/>
    </style:style>
    <style:style style:name="P29" style:family="paragraph" style:parent-style-name="Text_20_body">
      <style:text-properties fo:font-weight="normal" officeooo:rsid="004aeea4" officeooo:paragraph-rsid="004aeea4" style:font-weight-asian="normal" style:font-weight-complex="normal"/>
    </style:style>
    <style:style style:name="P30" style:family="paragraph" style:parent-style-name="Text_20_body">
      <style:text-properties fo:font-weight="normal" officeooo:rsid="0052781d" officeooo:paragraph-rsid="0052781d" style:font-weight-asian="normal" style:font-weight-complex="normal"/>
    </style:style>
    <style:style style:name="P31" style:family="paragraph" style:parent-style-name="Text_20_body">
      <style:text-properties officeooo:rsid="004c27e7" officeooo:paragraph-rsid="004c27e7"/>
    </style:style>
    <style:style style:name="P32" style:family="paragraph" style:parent-style-name="Text_20_body">
      <style:text-properties officeooo:rsid="005cf762" officeooo:paragraph-rsid="005cf762"/>
    </style:style>
    <style:style style:name="P33" style:family="paragraph" style:parent-style-name="Text_20_body">
      <style:text-properties officeooo:paragraph-rsid="005cf762"/>
    </style:style>
    <style:style style:name="P34" style:family="paragraph" style:parent-style-name="Text_20_body">
      <style:text-properties officeooo:rsid="005ed98a" officeooo:paragraph-rsid="005ed98a"/>
    </style:style>
    <style:style style:name="P35" style:family="paragraph" style:parent-style-name="Text_20_body">
      <style:text-properties officeooo:rsid="00601561" officeooo:paragraph-rsid="00601561"/>
    </style:style>
    <style:style style:name="P36" style:family="paragraph" style:parent-style-name="Text_20_body">
      <style:text-properties officeooo:paragraph-rsid="00601561"/>
    </style:style>
    <style:style style:name="P37" style:family="paragraph" style:parent-style-name="Text_20_body">
      <style:text-properties officeooo:paragraph-rsid="00635c9a"/>
    </style:style>
    <style:style style:name="P38" style:family="paragraph" style:parent-style-name="Text_20_body">
      <style:text-properties officeooo:rsid="00656a30" officeooo:paragraph-rsid="00656a30"/>
    </style:style>
    <style:style style:name="P39" style:family="paragraph" style:parent-style-name="Text_20_body">
      <style:text-properties officeooo:paragraph-rsid="00656a30"/>
    </style:style>
    <style:style style:name="P40" style:family="paragraph" style:parent-style-name="Text_20_body">
      <style:text-properties officeooo:paragraph-rsid="006656d6"/>
    </style:style>
    <style:style style:name="P41" style:family="paragraph" style:parent-style-name="Text_20_body">
      <style:text-properties officeooo:rsid="0067c980" officeooo:paragraph-rsid="0067c980"/>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5.501cm" style:type="right" style:leader-style="dotted" style:leader-text="."/>
        </style:tab-stops>
      </style:paragraph-properties>
    </style:style>
    <style:style style:name="P44" style:family="paragraph" style:parent-style-name="Contents_20_3">
      <style:paragraph-properties>
        <style:tab-stops>
          <style:tab-stop style:position="15.002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er">
      <style:paragraph-properties fo:text-align="end" style:justify-single-word="false"/>
    </style:style>
    <style:style style:name="P47" style:family="paragraph" style:parent-style-name="Footer">
      <style:paragraph-properties fo:text-align="start" style:justify-single-word="false"/>
    </style:style>
    <style:style style:name="P48" style:family="paragraph" style:parent-style-name="Heading_20_1" style:list-style-name="">
      <style:text-properties style:font-name="Arial1"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49" style:family="paragraph" style:parent-style-name="Heading_20_1" style:list-style-name="">
      <style:text-properties officeooo:rsid="005cf762" officeooo:paragraph-rsid="005cf762"/>
    </style:style>
    <style:style style:name="P50" style:family="paragraph" style:parent-style-name="Heading_20_1">
      <style:paragraph-properties fo:break-before="page"/>
      <style:text-properties officeooo:rsid="003ed422" officeooo:paragraph-rsid="003ed422"/>
    </style:style>
    <style:style style:name="P51" style:family="paragraph" style:parent-style-name="Heading_20_1">
      <style:paragraph-properties fo:break-before="page"/>
      <style:text-properties officeooo:rsid="005cf762" officeooo:paragraph-rsid="005cf762"/>
    </style:style>
    <style:style style:name="P52" style:family="paragraph" style:parent-style-name="Heading_20_2">
      <style:text-properties officeooo:rsid="004332c6" officeooo:paragraph-rsid="004332c6"/>
    </style:style>
    <style:style style:name="P53" style:family="paragraph" style:parent-style-name="Heading_20_2">
      <style:text-properties officeooo:paragraph-rsid="005cf762"/>
    </style:style>
    <style:style style:name="P54" style:family="paragraph" style:parent-style-name="Heading_20_2">
      <style:text-properties officeooo:rsid="005cf762" officeooo:paragraph-rsid="005cf762"/>
    </style:style>
    <style:style style:name="P55" style:family="paragraph" style:parent-style-name="Heading_20_2">
      <style:text-properties officeooo:rsid="00601561" officeooo:paragraph-rsid="00601561"/>
    </style:style>
    <style:style style:name="P56" style:family="paragraph" style:parent-style-name="Heading_20_2">
      <style:text-properties officeooo:rsid="00656a30" officeooo:paragraph-rsid="00656a30"/>
    </style:style>
    <style:style style:name="P57" style:family="paragraph" style:parent-style-name="Heading_20_2">
      <style:text-properties officeooo:rsid="006656d6" officeooo:paragraph-rsid="006656d6"/>
    </style:style>
    <style:style style:name="P58" style:family="paragraph" style:parent-style-name="Heading_20_2">
      <style:text-properties officeooo:paragraph-rsid="00729b47"/>
    </style:style>
    <style:style style:name="P59" style:family="paragraph" style:parent-style-name="Heading_20_2">
      <style:text-properties officeooo:rsid="00759e03" officeooo:paragraph-rsid="00759e03"/>
    </style:style>
    <style:style style:name="P60" style:family="paragraph" style:parent-style-name="Heading_20_2">
      <style:text-properties officeooo:rsid="0077b8f2" officeooo:paragraph-rsid="0077b8f2"/>
    </style:style>
    <style:style style:name="P61" style:family="paragraph" style:parent-style-name="Heading_20_2">
      <style:paragraph-properties fo:break-before="page"/>
      <style:text-properties officeooo:rsid="004332c6" officeooo:paragraph-rsid="004332c6"/>
    </style:style>
    <style:style style:name="P62" style:family="paragraph" style:parent-style-name="Heading_20_3">
      <style:text-properties officeooo:rsid="0054511c" officeooo:paragraph-rsid="0054511c"/>
    </style:style>
    <style:style style:name="P63" style:family="paragraph" style:parent-style-name="Heading_20_3">
      <style:text-properties officeooo:rsid="00635c9a" officeooo:paragraph-rsid="00635c9a"/>
    </style:style>
    <style:style style:name="P64" style:family="paragraph" style:parent-style-name="Heading_20_3">
      <style:text-properties officeooo:rsid="0067c980" officeooo:paragraph-rsid="0067c980"/>
    </style:style>
    <style:style style:name="P65" style:family="paragraph" style:parent-style-name="Heading_20_3">
      <style:text-properties officeooo:rsid="006f78d9" officeooo:paragraph-rsid="006f78d9"/>
    </style:style>
    <style:style style:name="P66" style:family="paragraph" style:parent-style-name="Heading_20_3">
      <style:text-properties officeooo:rsid="00702056" officeooo:paragraph-rsid="00702056"/>
    </style:style>
    <style:style style:name="P67" style:family="paragraph" style:parent-style-name="Heading_20_3">
      <style:text-properties officeooo:rsid="0074ee2e" officeooo:paragraph-rsid="0074ee2e"/>
    </style:style>
    <style:style style:name="P68" style:family="paragraph" style:parent-style-name="Heading_20_3">
      <style:text-properties officeooo:rsid="0077b8f2" officeooo:paragraph-rsid="0077b8f2"/>
    </style:style>
    <style:style style:name="P69" style:family="paragraph" style:parent-style-name="Text_20_body" style:list-style-name="L1">
      <style:text-properties fo:font-weight="normal" officeooo:rsid="004aeea4" officeooo:paragraph-rsid="004aeea4" style:font-weight-asian="normal" style:font-weight-complex="normal"/>
    </style:style>
    <style:style style:name="P70" style:family="paragraph" style:parent-style-name="Text_20_body" style:list-style-name="L2">
      <style:text-properties fo:font-weight="normal" officeooo:rsid="004c27e7" officeooo:paragraph-rsid="004c27e7" style:font-weight-asian="normal" style:font-weight-complex="normal"/>
    </style:style>
    <style:style style:name="P71" style:family="paragraph" style:parent-style-name="Text_20_body">
      <style:text-properties fo:font-weight="normal" officeooo:rsid="005ed98a" officeooo:paragraph-rsid="005ed98a" style:font-weight-asian="normal" style:font-weight-complex="normal"/>
    </style:style>
    <style:style style:name="P72" style:family="paragraph" style:parent-style-name="Text_20_body">
      <style:text-properties fo:font-weight="normal" officeooo:rsid="00635c9a" officeooo:paragraph-rsid="00635c9a" style:font-weight-asian="normal" style:font-weight-complex="normal"/>
    </style:style>
    <style:style style:name="P73" style:family="paragraph" style:parent-style-name="Text_20_body" style:list-style-name="L3">
      <style:text-properties officeooo:rsid="004ea0ee" officeooo:paragraph-rsid="004ea0ee"/>
    </style:style>
    <style:style style:name="P74" style:family="paragraph" style:parent-style-name="Text_20_body">
      <style:text-properties style:font-name="Arial" fo:language="pt" fo:country="BR"/>
    </style:style>
    <style:style style:name="P75" style:family="paragraph" style:parent-style-name="Text_20_body">
      <style:paragraph-properties fo:text-align="center" style:justify-single-word="false"/>
      <style:text-properties style:font-name="Arial" fo:language="pt" fo:country="BR" fo:font-weight="normal" officeooo:rsid="00635c9a" officeooo:paragraph-rsid="00635c9a" style:font-weight-asian="normal" style:font-weight-complex="normal"/>
    </style:style>
    <style:style style:name="P76" style:family="paragraph" style:parent-style-name="Text_20_body">
      <style:paragraph-properties fo:text-align="center" style:justify-single-word="false"/>
      <style:text-properties style:font-name="Arial" fo:language="pt" fo:country="BR" fo:font-weight="normal" officeooo:rsid="00635c9a" officeooo:paragraph-rsid="007376ec" style:font-weight-asian="normal" style:font-weight-complex="normal"/>
    </style:style>
    <style:style style:name="P77" style:family="paragraph" style:parent-style-name="Text_20_body">
      <style:text-properties style:font-name="Arial" fo:language="pt" fo:country="BR" officeooo:rsid="00635c9a" officeooo:paragraph-rsid="00635c9a"/>
    </style:style>
    <style:style style:name="P78" style:family="paragraph" style:parent-style-name="Text_20_body" style:list-style-name="L4">
      <style:text-properties officeooo:rsid="0067c980"/>
    </style:style>
    <style:style style:name="P79" style:family="paragraph" style:parent-style-name="Text_20_body" style:list-style-name="L4">
      <style:text-properties officeooo:rsid="0067c980" officeooo:paragraph-rsid="0067c980"/>
    </style:style>
    <style:style style:name="P80" style:family="paragraph" style:parent-style-name="Text_20_body" style:list-style-name="L5">
      <style:text-properties officeooo:rsid="0067c980" officeooo:paragraph-rsid="0067c980"/>
    </style:style>
    <style:style style:name="P81" style:family="paragraph" style:parent-style-name="Text_20_body" style:list-style-name="L6">
      <style:text-properties officeooo:rsid="004d73f3" officeooo:paragraph-rsid="004d73f3"/>
    </style:style>
    <style:style style:name="P82" style:family="paragraph" style:parent-style-name="Text_20_body">
      <style:paragraph-properties fo:text-align="start" style:justify-single-word="false"/>
      <style:text-properties fo:font-weight="bold" officeooo:rsid="0077b8f2" officeooo:paragraph-rsid="0077b8f2" fo:background-color="transparent" style:font-weight-asian="bold" style:font-weight-complex="bold"/>
    </style:style>
    <style:style style:name="P83" style:family="paragraph" style:parent-style-name="Text_20_body" style:list-style-name="L12">
      <style:paragraph-properties fo:text-align="start" style:justify-single-word="false"/>
      <style:text-properties fo:font-weight="bold" officeooo:rsid="0077b8f2" officeooo:paragraph-rsid="0077b8f2" fo:background-color="transparent" style:font-weight-asian="bold" style:font-weight-complex="bold"/>
    </style:style>
    <style:style style:name="P84" style:family="paragraph" style:parent-style-name="Text_20_body">
      <style:paragraph-properties fo:text-align="start" style:justify-single-word="false"/>
      <style:text-properties fo:font-weight="bold" officeooo:rsid="00797e8d" officeooo:paragraph-rsid="00797e8d" fo:background-color="transparent" style:font-weight-asian="bold" style:font-weight-complex="bold"/>
    </style:style>
    <style:style style:name="P85"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5" style:font-size-complex="28pt" style:font-weight-complex="bold"/>
    </style:style>
    <style:style style:name="P86" style:family="paragraph" style:parent-style-name="Text_20_body">
      <style:text-properties officeooo:rsid="004332c6" officeooo:paragraph-rsid="0067c980"/>
    </style:style>
    <style:style style:name="P87" style:family="paragraph" style:parent-style-name="Text_20_body">
      <style:text-properties officeooo:rsid="004332c6" officeooo:paragraph-rsid="00759e03"/>
    </style:style>
    <style:style style:name="P88" style:family="paragraph" style:parent-style-name="Text_20_body">
      <style:text-properties officeooo:rsid="006c66a8" officeooo:paragraph-rsid="006c66a8"/>
    </style:style>
    <style:style style:name="P89" style:family="paragraph" style:parent-style-name="Text_20_body">
      <style:text-properties officeooo:rsid="006d281b" officeooo:paragraph-rsid="006d281b"/>
    </style:style>
    <style:style style:name="P90" style:family="paragraph" style:parent-style-name="Text_20_body">
      <style:text-properties officeooo:rsid="006e40e0" officeooo:paragraph-rsid="006e40e0"/>
    </style:style>
    <style:style style:name="P91" style:family="paragraph" style:parent-style-name="Text_20_body" style:list-style-name="L7">
      <style:text-properties officeooo:rsid="006e40e0" officeooo:paragraph-rsid="006e40e0"/>
    </style:style>
    <style:style style:name="P92" style:family="paragraph" style:parent-style-name="Text_20_body" style:list-style-name="L8">
      <style:text-properties officeooo:rsid="006e40e0" officeooo:paragraph-rsid="006e40e0"/>
    </style:style>
    <style:style style:name="P93" style:family="paragraph" style:parent-style-name="Text_20_body" style:list-style-name="L7"/>
    <style:style style:name="P94" style:family="paragraph" style:parent-style-name="Text_20_body">
      <style:text-properties officeooo:rsid="006f78d9" officeooo:paragraph-rsid="006f78d9"/>
    </style:style>
    <style:style style:name="P95" style:family="paragraph" style:parent-style-name="Text_20_body">
      <style:text-properties officeooo:paragraph-rsid="006f78d9"/>
    </style:style>
    <style:style style:name="P96" style:family="paragraph" style:parent-style-name="Text_20_body">
      <style:text-properties officeooo:rsid="00702056" officeooo:paragraph-rsid="00702056"/>
    </style:style>
    <style:style style:name="P97" style:family="paragraph" style:parent-style-name="Text_20_body" style:list-style-name="L9">
      <style:text-properties officeooo:rsid="00702056" officeooo:paragraph-rsid="00702056"/>
    </style:style>
    <style:style style:name="P98" style:family="paragraph" style:parent-style-name="Text_20_body">
      <style:text-properties officeooo:paragraph-rsid="00702056"/>
    </style:style>
    <style:style style:name="P99" style:family="paragraph" style:parent-style-name="Text_20_body">
      <style:text-properties officeooo:rsid="00707bd0" officeooo:paragraph-rsid="00707bd0"/>
    </style:style>
    <style:style style:name="P100" style:family="paragraph" style:parent-style-name="Text_20_body">
      <style:text-properties officeooo:rsid="0071aab6" officeooo:paragraph-rsid="0071aab6"/>
    </style:style>
    <style:style style:name="P101" style:family="paragraph" style:parent-style-name="Text_20_body">
      <style:text-properties officeooo:rsid="007376ec" officeooo:paragraph-rsid="007376ec"/>
    </style:style>
    <style:style style:name="P102" style:family="paragraph" style:parent-style-name="Text_20_body">
      <style:text-properties officeooo:rsid="007376ec" officeooo:paragraph-rsid="0074ee2e"/>
    </style:style>
    <style:style style:name="P103" style:family="paragraph" style:parent-style-name="Text_20_body">
      <style:text-properties officeooo:rsid="0074ee2e" officeooo:paragraph-rsid="0074ee2e"/>
    </style:style>
    <style:style style:name="P104" style:family="paragraph" style:parent-style-name="Text_20_body">
      <style:text-properties officeooo:paragraph-rsid="0074ee2e"/>
    </style:style>
    <style:style style:name="P105" style:family="paragraph" style:parent-style-name="Text_20_body" style:list-style-name="L11">
      <style:text-properties officeooo:rsid="00759e03" officeooo:paragraph-rsid="00759e03"/>
    </style:style>
    <style:style style:name="P106" style:family="paragraph" style:parent-style-name="Text_20_body">
      <style:text-properties officeooo:rsid="00759e03" officeooo:paragraph-rsid="00759e03"/>
    </style:style>
    <style:style style:name="P107" style:family="paragraph" style:parent-style-name="Text_20_body">
      <style:text-properties officeooo:paragraph-rsid="00759e03"/>
    </style:style>
    <style:style style:name="P108" style:family="paragraph" style:parent-style-name="Text_20_body">
      <style:text-properties officeooo:paragraph-rsid="007605a6"/>
    </style:style>
    <style:style style:name="P109" style:family="paragraph" style:parent-style-name="Text_20_body">
      <style:text-properties officeooo:rsid="0077b8f2" officeooo:paragraph-rsid="0077b8f2"/>
    </style:style>
    <style:style style:name="P110" style:family="paragraph" style:parent-style-name="Text_20_body">
      <style:text-properties officeooo:paragraph-rsid="00797e8d"/>
    </style:style>
    <style:style style:name="P111" style:family="paragraph" style:parent-style-name="Text_20_body">
      <style:paragraph-properties fo:text-align="center" style:justify-single-word="false" fo:break-before="page"/>
      <style:text-properties fo:font-weight="bold" officeooo:paragraph-rsid="004d73f3" fo:background-color="#ffff00" style:font-weight-asian="bold" style:font-weight-complex="bold"/>
    </style:style>
    <style:style style:name="T1" style:family="text">
      <style:text-properties officeooo:rsid="001d0934"/>
    </style:style>
    <style:style style:name="T2" style:family="text">
      <style:text-properties style:font-name="Arial" fo:language="pt" fo:country="BR"/>
    </style:style>
    <style:style style:name="T3" style:family="text">
      <style:text-properties style:font-name="Arial" fo:language="pt" fo:country="BR" officeooo:rsid="0031a03f"/>
    </style:style>
    <style:style style:name="T4" style:family="text">
      <style:text-properties style:font-name="Arial" fo:language="pt" fo:country="BR" officeooo:rsid="003ed422"/>
    </style:style>
    <style:style style:name="T5" style:family="text">
      <style:text-properties style:font-name="Arial" fo:language="pt" fo:country="BR" fo:font-style="italic" fo:font-weight="bold" officeooo:rsid="004e3c26" style:font-style-asian="italic" style:font-weight-asian="bold" style:font-style-complex="italic" style:font-weight-complex="bold"/>
    </style:style>
    <style:style style:name="T6" style:family="text">
      <style:text-properties style:font-name="Arial" fo:language="pt" fo:country="BR" officeooo:rsid="004e3c26"/>
    </style:style>
    <style:style style:name="T7" style:family="text">
      <style:text-properties style:font-name="Arial" fo:language="pt" fo:country="BR" officeooo:rsid="0054511c"/>
    </style:style>
    <style:style style:name="T8" style:family="text">
      <style:text-properties style:font-name="Arial" fo:language="pt" fo:country="BR" officeooo:rsid="00635c9a"/>
    </style:style>
    <style:style style:name="T9" style:family="text">
      <style:text-properties style:font-name="Arial" fo:language="pt" fo:country="BR" officeooo:rsid="00702056"/>
    </style:style>
    <style:style style:name="T10" style:family="text">
      <style:text-properties style:font-name="Arial" fo:language="pt" fo:country="BR" officeooo:rsid="00797e8d"/>
    </style:style>
    <style:style style:name="T11" style:family="text">
      <style:text-properties officeooo:rsid="003ed422" fo:background-color="transparent" loext:char-shading-value="0"/>
    </style:style>
    <style:style style:name="T12" style:family="text">
      <style:text-properties officeooo:rsid="00444958"/>
    </style:style>
    <style:style style:name="T13" style:family="text">
      <style:text-properties officeooo:rsid="0044d116"/>
    </style:style>
    <style:style style:name="T14" style:family="text">
      <style:text-properties fo:font-weight="bold" style:font-weight-asian="bold" style:font-weight-complex="bold"/>
    </style:style>
    <style:style style:name="T15" style:family="text">
      <style:text-properties fo:font-weight="bold" officeooo:rsid="004e3c26" style:font-weight-asian="bold" style:font-weight-complex="bold"/>
    </style:style>
    <style:style style:name="T16" style:family="text">
      <style:text-properties fo:font-weight="bold" officeooo:rsid="004d73f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779be" style:font-weight-asian="normal" style:font-weight-complex="normal"/>
    </style:style>
    <style:style style:name="T19" style:family="text">
      <style:text-properties fo:font-weight="normal" officeooo:rsid="0052781d" style:font-weight-asian="normal" style:font-weight-complex="normal"/>
    </style:style>
    <style:style style:name="T20" style:family="text">
      <style:text-properties fo:font-weight="normal" officeooo:rsid="005ed98a" style:font-weight-asian="normal" style:font-weight-complex="normal"/>
    </style:style>
    <style:style style:name="T21" style:family="text">
      <style:text-properties fo:font-weight="normal" officeooo:rsid="0061659b" style:font-weight-asian="normal" style:font-weight-complex="normal"/>
    </style:style>
    <style:style style:name="T22" style:family="text">
      <style:text-properties officeooo:rsid="0046bcda"/>
    </style:style>
    <style:style style:name="T23" style:family="text">
      <style:text-properties fo:color="#c9211e" fo:font-weight="bold" fo:background-color="#ffff00" loext:char-shading-value="0" style:font-weight-asian="bold" style:font-weight-complex="bold"/>
    </style:style>
    <style:style style:name="T24" style:family="text">
      <style:text-properties fo:color="#c9211e" fo:font-style="normal" fo:font-weight="normal" officeooo:rsid="007605a6" style:font-style-asian="normal" style:font-weight-asian="normal" style:font-style-complex="normal" style:font-weight-complex="normal"/>
    </style:style>
    <style:style style:name="T25" style:family="text">
      <style:text-properties officeooo:rsid="004d73f3"/>
    </style:style>
    <style:style style:name="T26" style:family="text">
      <style:text-properties officeooo:rsid="004e3c26"/>
    </style:style>
    <style:style style:name="T27" style:family="text">
      <style:text-properties officeooo:rsid="0052781d"/>
    </style:style>
    <style:style style:name="T28" style:family="text">
      <style:text-properties officeooo:rsid="0054511c"/>
    </style:style>
    <style:style style:name="T29" style:family="text">
      <style:text-properties fo:text-transform="capitalize" style:font-name="Arial"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30" style:family="text">
      <style:text-properties fo:text-transform="capitalize" style:font-name="Arial"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31" style:family="text">
      <style:text-properties officeooo:rsid="005cf762"/>
    </style:style>
    <style:style style:name="T32" style:family="text">
      <style:text-properties officeooo:rsid="005ed98a"/>
    </style:style>
    <style:style style:name="T33" style:family="text">
      <style:text-properties officeooo:rsid="00601561"/>
    </style:style>
    <style:style style:name="T34" style:family="text">
      <style:text-properties officeooo:rsid="00635c9a"/>
    </style:style>
    <style:style style:name="T35" style:family="text">
      <style:text-properties officeooo:rsid="006656d6"/>
    </style:style>
    <style:style style:name="T36" style:family="text">
      <style:text-properties officeooo:rsid="0067c980"/>
    </style:style>
    <style:style style:name="T37" style:family="text">
      <style:text-properties fo:background-color="#ffff00" loext:char-shading-value="0"/>
    </style:style>
    <style:style style:name="T38" style:family="text">
      <style:text-properties officeooo:rsid="006e40e0"/>
    </style:style>
    <style:style style:name="T39" style:family="text">
      <style:text-properties officeooo:rsid="006f78d9"/>
    </style:style>
    <style:style style:name="T40" style:family="text">
      <style:text-properties officeooo:rsid="00702056"/>
    </style:style>
    <style:style style:name="T41" style:family="text">
      <style:text-properties officeooo:rsid="00729b47"/>
    </style:style>
    <style:style style:name="T42" style:family="text">
      <style:text-properties officeooo:rsid="007376ec"/>
    </style:style>
    <style:style style:name="T43" style:family="text">
      <style:text-properties officeooo:rsid="0074ee2e"/>
    </style:style>
    <style:style style:name="T44" style:family="text">
      <style:text-properties officeooo:rsid="00759e03"/>
    </style:style>
    <style:style style:name="T45" style:family="text">
      <style:text-properties style:text-position="super 58%" officeooo:rsid="00759e03"/>
    </style:style>
    <style:style style:name="T46" style:family="text">
      <style:text-properties fo:font-style="italic" officeooo:rsid="00759e03" style:font-style-asian="italic" style:font-style-complex="italic"/>
    </style:style>
    <style:style style:name="T47" style:family="text">
      <style:text-properties fo:font-style="italic" fo:font-weight="normal" officeooo:rsid="007605a6" style:font-style-asian="italic" style:font-weight-asian="normal" style:font-style-complex="italic" style:font-weight-complex="normal"/>
    </style:style>
    <style:style style:name="T48" style:family="text">
      <style:text-properties fo:font-style="normal" officeooo:rsid="00759e03" style:font-style-asian="normal" style:font-style-complex="normal"/>
    </style:style>
    <style:style style:name="T49" style:family="text">
      <style:text-properties fo:font-style="normal" officeooo:rsid="007605a6" style:font-style-asian="normal" style:font-style-complex="normal"/>
    </style:style>
    <style:style style:name="T50" style:family="text">
      <style:text-properties fo:font-style="normal" fo:font-weight="normal" officeooo:rsid="007605a6" style:font-style-asian="normal" style:font-weight-asian="normal" style:font-style-complex="normal" style:font-weight-complex="normal"/>
    </style:style>
    <style:style style:name="T51" style:family="text">
      <style:text-properties officeooo:rsid="00797e8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74_2961738099"/>JEDIEL DA ROSA RIBEIRO<text:bookmark-end text:name="__RefHeading___Toc74_2961738099"/></text:p>
      <text:p text:style-name="P1"/>
      <text:p text:style-name="P1"/>
      <text:p text:style-name="P1"/>
      <text:p text:style-name="Contents_20_Heading"/>
      <text:p text:style-name="P1"/>
      <text:p text:style-name="P1"/>
      <text:p text:style-name="P1"/>
      <text:p text:style-name="P1"/>
      <text:p text:style-name="P6">TEOLOGIA DO NOVO TESTAMENTO</text:p>
      <text:p text:style-name="P5">Sandro Aguiar</text:p>
      <text:p text:style-name="P3"/>
      <text:p text:style-name="P3"/>
      <text:p text:style-name="P3"/>
      <text:p text:style-name="P3"/>
      <text:p text:style-name="P3"/>
      <text:p text:style-name="P4"/>
      <text:p text:style-name="P4"/>
      <text:p text:style-name="P2"><text:bookmark-start text:name="__RefHeading___Toc76_2961738099"/><text:span text:style-name="T3">GASPAR</text:span>/SC<text:line-break/><text:span text:style-name="T11">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5">Sumário</text:p>
          </text:index-title>
          <text:p text:style-name="P42"><text:a xlink:type="simple" xlink:href="#__RefHeading___Toc450_857325647" text:style-name="Index_20_Link" text:visited-style-name="Index_20_Link">Aula 1 – Introdução<text:tab/>3</text:a></text:p>
          <text:p text:style-name="P43"><text:a xlink:type="simple" xlink:href="#__RefHeading___Toc452_857325647" text:style-name="Index_20_Link" text:visited-style-name="Index_20_Link">A teologia dos evangelhos sinóticos<text:tab/>3</text:a></text:p>
          <text:p text:style-name="P44"><text:a xlink:type="simple" xlink:href="#__RefHeading___Toc454_857325647" text:style-name="Index_20_Link" text:visited-style-name="Index_20_Link">O surgimento de um novo prefeta no deserto.<text:tab/>3</text:a></text:p>
          <text:p text:style-name="P44"><text:a xlink:type="simple" xlink:href="#__RefHeading___Toc456_857325647" text:style-name="Index_20_Link" text:visited-style-name="Index_20_Link">A origem do Batismo de João<text:tab/>3</text:a></text:p>
          <text:p text:style-name="P43"><text:a xlink:type="simple" xlink:href="#__RefHeading___Toc458_857325647" text:style-name="Index_20_Link" text:visited-style-name="Index_20_Link">O conceito de Reino de Deus nos Evangelhos Sinóticos<text:tab/>5</text:a></text:p>
          <text:p text:style-name="P44"><text:a xlink:type="simple" xlink:href="#__RefHeading___Toc460_857325647" text:style-name="Index_20_Link" text:visited-style-name="Index_20_Link">O paradoxo do Reino<text:tab/>5</text:a></text:p>
          <text:p text:style-name="P44"><text:a xlink:type="simple" xlink:href="#__RefHeading___Toc462_857325647" text:style-name="Index_20_Link" text:visited-style-name="Index_20_Link">Tempo presente<text:tab/>5</text:a></text:p>
          <text:p text:style-name="P44"><text:a xlink:type="simple" xlink:href="#__RefHeading___Toc464_857325647" text:style-name="Index_20_Link" text:visited-style-name="Index_20_Link">Tempo futuro<text:tab/>5</text:a></text:p>
          <text:p text:style-name="P44"><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6</text:a></text:p>
          <text:p text:style-name="P44"><text:a xlink:type="simple" xlink:href="#__RefHeading___Toc468_857325647" text:style-name="Index_20_Link" text:visited-style-name="Index_20_Link">O Deus do Reinoi é o Deus que convida<text:tab/>6</text:a></text:p>
          <text:p text:style-name="P42"><text:a xlink:type="simple" xlink:href="#__RefHeading___Toc646_857325647" text:style-name="Index_20_Link" text:visited-style-name="Index_20_Link">Aula 2 – Continuação<text:tab/>7</text:a></text:p>
          <text:p text:style-name="P43"><text:a xlink:type="simple" xlink:href="#__RefHeading___Toc648_857325647" text:style-name="Index_20_Link" text:visited-style-name="Index_20_Link">O que é o Reino de Deus?<text:tab/>7</text:a></text:p>
          <text:p text:style-name="P43"><text:a xlink:type="simple" xlink:href="#__RefHeading___Toc650_857325647" text:style-name="Index_20_Link" text:visited-style-name="Index_20_Link">O Deus do Reino é Paternal<text:tab/>7</text:a></text:p>
          <text:p text:style-name="P43"><text:a xlink:type="simple" xlink:href="#__RefHeading___Toc652_857325647" text:style-name="Index_20_Link" text:visited-style-name="Index_20_Link">O Deus do reino julga<text:tab/>7</text:a></text:p>
          <text:p text:style-name="P43"><text:a xlink:type="simple" xlink:href="#__RefHeading___Toc654_857325647" text:style-name="Index_20_Link" text:visited-style-name="Index_20_Link">O Mistério do Reino<text:tab/>8</text:a></text:p>
          <text:p text:style-name="P43"><text:a xlink:type="simple" xlink:href="#__RefHeading___Toc656_857325647" text:style-name="Index_20_Link" text:visited-style-name="Index_20_Link">Os quatro tipos de solo<text:tab/>8</text:a></text:p>
          <text:p text:style-name="P43"><text:a xlink:type="simple" xlink:href="#__RefHeading___Toc658_857325647" text:style-name="Index_20_Link" text:visited-style-name="Index_20_Link">O trigo e o joio<text:tab/>8</text:a></text:p>
          <text:p text:style-name="P44"><text:a xlink:type="simple" xlink:href="#__RefHeading___Toc660_857325647" text:style-name="Index_20_Link" text:visited-style-name="Index_20_Link">Pensamento aleatório<text:tab/>9</text:a></text:p>
          <text:p text:style-name="P43"><text:a xlink:type="simple" xlink:href="#__RefHeading___Toc662_857325647" text:style-name="Index_20_Link" text:visited-style-name="Index_20_Link">Recomendação de livro<text:tab/>9</text:a></text:p>
          <text:p text:style-name="P43"><text:a xlink:type="simple" xlink:href="#__RefHeading___Toc664_857325647" text:style-name="Index_20_Link" text:visited-style-name="Index_20_Link">Conclusão<text:tab/>9</text:a></text:p>
          <text:p text:style-name="P43"><text:a xlink:type="simple" xlink:href="#__RefHeading___Toc666_857325647" text:style-name="Index_20_Link" text:visited-style-name="Index_20_Link">A ética do reino de deus<text:tab/>9</text:a></text:p>
          <text:p text:style-name="P44"><text:a xlink:type="simple" xlink:href="#__RefHeading___Toc668_857325647" text:style-name="Index_20_Link" text:visited-style-name="Index_20_Link"><text:s/>A ética é absoluta<text:tab/>9</text:a></text:p>
          <text:p text:style-name="P44"><text:a xlink:type="simple" xlink:href="#__RefHeading___Toc670_857325647" text:style-name="Index_20_Link" text:visited-style-name="Index_20_Link">A ética da vida interior<text:tab/>9</text:a></text:p>
          <text:p text:style-name="P43"><text:a xlink:type="simple" xlink:href="#__RefHeading___Toc470_857325647" text:style-name="Index_20_Link" text:visited-style-name="Index_20_Link">A teologia de João<text:tab/>11</text:a></text:p>
          <text:p text:style-name="P43"><text:a xlink:type="simple" xlink:href="#__RefHeading___Toc472_857325647" text:style-name="Index_20_Link" text:visited-style-name="Index_20_Link">A teologia de Atos *<text:tab/>11</text:a></text:p>
          <text:p text:style-name="P43"><text:a xlink:type="simple" xlink:href="#__RefHeading___Toc474_857325647" text:style-name="Index_20_Link" text:visited-style-name="Index_20_Link">A teologia Paulina<text:tab/>11</text:a></text:p>
          <text:p text:style-name="P43"><text:a xlink:type="simple" xlink:href="#__RefHeading___Toc476_857325647" text:style-name="Index_20_Link" text:visited-style-name="Index_20_Link">A teologia de Hebreus<text:tab/>11</text:a></text:p>
        </text:index-body>
      </text:table-of-content>
      <text:h text:style-name="P48" text:outline-level="1"/>
      <text:list xml:id="list173090104" text:style-name="Outline">
        <text:list-item>
          <text:h text:style-name="P50" text:outline-level="1"><text:bookmark-start text:name="__RefHeading___Toc450_857325647"/>Aula 1 – Introdução<text:bookmark-end text:name="__RefHeading___Toc450_857325647"/></text:h>
        </text:list-item>
      </text:list>
      <text:p text:style-name="P9">4 Evangelhos canônicos e 1 livro histórico</text:p>
      <text:p text:style-name="P8"/>
      <text:p text:style-name="P10">Duas formas de estudar a teologia do novo testamento</text:p>
      <text:p text:style-name="P10">→ Estudar a teologia de cada livro (em torno de 1 ano)</text:p>
      <text:p text:style-name="P10">→ Estudar blocos (teologia dos Evangelhos)</text:p>
      <text:p text:style-name="P10"/>
      <text:list xml:id="list114827426196366" text:continue-numbering="true" text:style-name="Outline">
        <text:list-item>
          <text:list>
            <text:list-item>
              <text:h text:style-name="P52" text:outline-level="2"><text:bookmark-start text:name="__RefHeading___Toc452_857325647"/>A teologia dos evangelhos sinóti<text:span text:style-name="T12">c</text:span>os<text:bookmark-end text:name="__RefHeading___Toc452_857325647"/></text:h>
            </text:list-item>
          </text:list>
        </text:list-item>
      </text:list>
      <text:p text:style-name="P11">Mateus, Marcos e Lucas.</text:p>
      <text:p text:style-name="P11"/>
      <text:list xml:id="list114828083170022"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1">“Arrependei-vos porque é chegado o reino dos céus.”</text:p>
      <text:p text:style-name="P11">→ Metanoia</text:p>
      <text:p text:style-name="P11"/>
      <text:list xml:id="list114827105947226" text:continue-numbering="true" text:style-name="Outline">
        <text:list-item>
          <text:list>
            <text:list-item>
              <text:list>
                <text:list-item>
                  <text:h text:style-name="Heading_20_3" text:outline-level="3"><text:bookmark-start text:name="__RefHeading___Toc456_857325647"/>A origem do Batismo de João<text:bookmark-end text:name="__RefHeading___Toc456_857325647"/></text:h>
                </text:list-item>
              </text:list>
            </text:list-item>
          </text:list>
        </text:list-item>
      </text:list>
      <text:p text:style-name="P12">→ Com os essênios:</text:p>
      <text:p text:style-name="P12"><text:tab/>Praticava o batismo, requerendo batismo de arrependimento para os convertidos</text:p>
      <text:p text:style-name="P12">→ No batismo judaico dos prosélitos:</text:p>
      <text:p text:style-name="P12"><text:tab/>Quando um gentio abraçava o judaismo, deveria submeter-se a um banho ritual (batismo), à circuncisão e a oferecer sacrifícios.</text:p>
      <text:p text:style-name="P12">→ Nas purificações por lavagem previstas no A.T.:</text:p>
      <text:p text:style-name="P12"><text:tab/>Cerimônias onde os sacerdotes eram obrigados a se lavarem em sua preparação para o ministrarem no santuário.</text:p>
      <text:p text:style-name="P11"><text:soft-page-break/>“<text:span text:style-name="T13">Ele vos batizará com o Espírito Santo e com Fogo.”</text:span></text:p>
      <text:p text:style-name="P13">A proclamação que João fez da iminente atividade do Reino envolveu <text:span text:style-name="T14">dois aspectos</text:span><text:span text:style-name="T17">. Um </text:span><text:span text:style-name="T14">duplo batismo</text:span><text:span text:style-name="T17"> deveria acontecer. Com o espírito e com fogo (Mt. 3:11, Lc. 3:16)</text:span></text:p>
      <text:p text:style-name="P25"/>
      <text:p text:style-name="P26">Segundo João Batista, aquele que estaria por vir batizaria o justo com o Espírito Santo e os ímpios com o fogo.</text:p>
      <text:p text:style-name="P26"/>
      <text:p text:style-name="P26">Para João, o personagem messiânico é tanto Salvador como Juiz.</text:p>
      <text:p text:style-name="P26">O julgamento flamejante em sua proclamação, sugere um evento que põe fim à era presente e inalgura o século futuro.</text:p>
      <text:p text:style-name="Text_20_body"/>
      <text:p text:style-name="Text_20_body">“<text:span text:style-name="T22">O Futuro chegou. Cristo foi crucificado e já ressuscitou!”</text:span></text:p>
      <text:p text:style-name="Text_20_body"/>
      <text:p text:style-name="P14">A principal temática dos evangelhos sinóticos é o <text:span text:style-name="T14">Reino de Deus</text:span><text:span text:style-name="T17">.</text:span></text:p>
      <text:p text:style-name="P27"/>
      <text:p text:style-name="P27">Não achamos uma definição do reino de Deus.</text:p>
      <text:p text:style-name="P27">→ Soberania de Deus.</text:p>
      <text:p text:style-name="P15"><text:span text:style-name="T17">→</text:span><text:span text:style-name="T18"> A vontade de Deus prevalece. (Mas o que é a vontade de Deus?)</text:span></text:p>
      <text:p text:style-name="P28"/>
      <text:p text:style-name="P16"><text:span text:style-name="T18">M</text:span><text:span text:style-name="T17">arcos e Lucas → Reino de Deus</text:span></text:p>
      <text:p text:style-name="P16"><text:span text:style-name="T18">M</text:span><text:span text:style-name="T17">ateus → Reino dos céus (Pq era para os Judeus, eles não gostavam de escrever o nome de Deus pra não profanar e tals)</text:span></text:p>
      <text:list xml:id="list114827656470300"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569131161" text:style-name="L1">
        <text:list-item>
          <text:p text:style-name="P69">O reino de Deus é a principal temática teológica dos ensinamentos de Jesus</text:p>
        </text:list-item>
        <text:list-item>
          <text:p text:style-name="P69">Para Jesus, havia chegado o tempo em que se poderia pregar que o reino de Deus está próximo</text:p>
        </text:list-item>
        <text:list-item>
          <text:p text:style-name="P69">No entanto, no fim do evangelho de Marcos pessoas estão aguardando o reino</text:p>
        </text:list-item>
      </text:list>
      <text:list xml:id="list114828688146728" text:continue-list="list114827656470300"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29">O Reino é algo presente ou futuro?</text:p>
      <text:list xml:id="list114826981859162" text:continue-numbering="true" text:style-name="Outline">
        <text:list-item>
          <text:list>
            <text:list-item>
              <text:list>
                <text:list-item>
                  <text:h text:style-name="Heading_20_3" text:outline-level="3"/>
                </text:list-item>
              </text:list>
            </text:list-item>
          </text:list>
        </text:list-item>
      </text:list>
      <text:p text:style-name="P31"><text:span text:style-name="T37">O reino de Deus está </text:span><text:span text:style-name="T23">entre</text:span><text:span text:style-name="T37"> vós.</text:span></text:p>
      <text:list xml:id="list114827119731008"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1080414384" text:style-name="L2">
        <text:list-item>
          <text:p text:style-name="P70">Jesus anuncia o reino como algo presente. Nele o grande futuro se tornara “tempo presente”</text:p>
        </text:list-item>
        <text:list-item>
          <text:p text:style-name="P70">A atividade miraculosa total de Jesus é a prova da presença do reeino. O reino viera nele e com ele.</text:p>
        </text:list-item>
        <text:list-item>
          <text:p text:style-name="P70">A era presente é um tempo de proclamação do reino, mas aparentemente também é um tempo de crescimento como sugere as paránolas.</text:p>
        </text:list-item>
      </text:list>
      <text:list xml:id="list114827583003777" text:continue-list="list114827119731008"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25">O reino é visto como algo futuro, escatológico, como algo que ainda está por vir.</text:span></text:p>
      <text:p text:style-name="Text_20_body"><text:tab/><text:span text:style-name="T25">No entando, o futuro Reino escatológico já teve suas atividades na missão de Jesus.</text:span></text:p>
      <text:p text:style-name="Text_20_body"/>
      <text:p text:style-name="P20"><text:span text:style-name="T26">O </text:span><text:span text:style-name="T6">Reino</text:span><text:span text:style-name="T26"> de Deus </text:span><text:span text:style-name="T15">X</text:span><text:span text:style-name="T26"> O Império das Trevas</text:span></text:p>
      <text:list xml:id="list1260089165" text:style-name="L3">
        <text:list-item>
          <text:p text:style-name="P73">Com a mensagem de Jesus a respeito do Reino de Deus e seus milagres de expulsão de demônios, o Reino irrompeu na história</text:p>
        </text:list-item>
        <text:list-item>
          <text:p text:style-name="P73"><text:soft-page-break/>“Mas se eu expulso os demônios pelo espírito de Deus, é consequintemente chegado a vós o Reino de Deus”. Mt 12:28</text:p>
        </text:list-item>
      </text:list>
      <text:p text:style-name="P23">Cada vez que um demônio era expulso de alguém, Jesus via uma derrota de Satanás.</text:p>
      <text:p text:style-name="P23">O próprio demônio reconheceu um poder sobrenatural em Jesus, que era capaz de destruir o poder satânico (Mc 1:23-24)</text:p>
      <text:p text:style-name="P23">“Eu vi satanás como um raio, cair do céu” (Lc 10:18)</text:p>
      <text:list xml:id="list114827525324792" text:continue-list="list114827583003777" text:style-name="Outline">
        <text:list-item>
          <text:list>
            <text:list-item>
              <text:list>
                <text:list-item>
                  <text:h text:style-name="Heading_20_3" text:outline-level="3"><text:bookmark-start text:name="__RefHeading___Toc466_857325647"/>O Deus do Reino <text:span text:style-name="T28">É</text:span><text:span text:style-name="T27"> um Deus que </text:span><text:span text:style-name="T29">Busca</text:span><text:span text:style-name="T19">.</text:span><text:bookmark-end text:name="__RefHeading___Toc466_857325647"/></text:h>
                </text:list-item>
              </text:list>
            </text:list-item>
          </text:list>
        </text:list-item>
      </text:list>
      <text:p text:style-name="P30"/>
      <text:p text:style-name="P30">Em Jesus, Deus tomara a iniciativa de procurar o pecado, a fim de trazer os homens perdidos para a benção de seu Reino</text:p>
      <text:p text:style-name="P30">A grande verdade a respeito de Deus buscando o pecador é apresentada das três parábolas de Lucas 15. Em cada parábolahá uma iniciativa:</text:p>
      <text:p text:style-name="P30">O pastor busca a ovelha;</text:p>
      <text:p text:style-name="P30">a mulher varre a casa à procura da moeda;</text:p>
      <text:p text:style-name="P30">O pai espera pela volta do filho;</text:p>
      <text:list xml:id="list114827559792322" text:continue-numbering="true" text:style-name="Outline">
        <text:list-item>
          <text:list>
            <text:list-item>
              <text:list>
                <text:list-item>
                  <text:h text:style-name="P62" text:outline-level="3"><text:bookmark-start text:name="__RefHeading___Toc468_857325647"/>O Deus do Reinoi é o Deus que convida<text:bookmark-end text:name="__RefHeading___Toc468_857325647"/></text:h>
                </text:list-item>
              </text:list>
            </text:list-item>
          </text:list>
        </text:list-item>
      </text:list>
      <text:p text:style-name="P24">Jesus descreveu a salvação escatológica em termos de um banquete, uma festa, para a qual muitos foram convidados</text:p>
      <text:p text:style-name="P33"><text:span text:style-name="T28">Convidar pecadores para o grande banquete do Reino foi precisamente a missão do </text:span><text:span text:style-name="T7">Senhor</text:span><text:span text:style-name="T28">. Ele os convida a entrar no Reino e participar das bençãos messiânicas.</text:span></text:p>
      <text:h text:style-name="P49" text:outline-level="1"/>
      <text:list xml:id="list114827154774172" text:continue-numbering="true" text:style-name="Outline">
        <text:list-item>
          <text:h text:style-name="P51" text:outline-level="1"><text:bookmark-start text:name="__RefHeading___Toc646_857325647"/>Aula 2 – Continuação<text:bookmark-end text:name="__RefHeading___Toc646_857325647"/></text:h>
          <text:list>
            <text:list-item>
              <text:h text:style-name="P53" text:outline-level="2"/>
            </text:list-item>
            <text:list-item>
              <text:h text:style-name="P53" text:outline-level="2"><text:bookmark-start text:name="__RefHeading___Toc648_857325647"/><text:span text:style-name="T31">O que é o Reino de Deu</text:span><text:span text:style-name="T30">s?</text:span><text:bookmark-end text:name="__RefHeading___Toc648_857325647"/></text:h>
            </text:list-item>
          </text:list>
        </text:list-item>
      </text:list>
      <text:p text:style-name="Text_20_body"><text:tab/><text:span text:style-name="T31">O domínio/governo [redentivo] de Deus. Agindo de forma dinâmica, de forma ativa e presente em meio aos homens.</text:span></text:p>
      <text:p text:style-name="P32"/>
      <text:list xml:id="list114827955624812" text:continue-numbering="true" text:style-name="Outline">
        <text:list-item>
          <text:list>
            <text:list-item>
              <text:h text:style-name="P54" text:outline-level="2"><text:bookmark-start text:name="__RefHeading___Toc650_857325647"/>O Deus do Reino é Paternal<text:bookmark-end text:name="__RefHeading___Toc650_857325647"/></text:h>
            </text:list-item>
          </text:list>
        </text:list-item>
      </text:list>
      <text:p text:style-name="P33"><text:tab/><text:span text:style-name="T32">Deus busca pecadores, convidando-os a que se submetam ao seu domínio para que possam ser seu Pai. A paternidade de Deus é um dom do Reino de Deus</text:span></text:p>
      <text:p text:style-name="P33"/>
      <text:p text:style-name="P34">Deus é um pai que cuida das carências dos seus filhos</text:p>
      <text:p text:style-name="P34"/>
      <text:p text:style-name="P34"><text:tab/>Na salvação escatológica, o justo entrará no Reino de seu Pai. Ou seja, o Rei no Reino é um Pai</text:p>
      <text:p text:style-name="P34"/>
      <text:p text:style-name="P34">“<text:span text:style-name="T14">Pai</text:span><text:span text:style-name="T17"> nosso, que estás nos céus… venha o teu Reino.”</text:span></text:p>
      <text:p text:style-name="P71"/>
      <text:list xml:id="list114828278725526" text:continue-numbering="true" text:style-name="Outline">
        <text:list-item>
          <text:list>
            <text:list-item>
              <text:h text:style-name="P55" text:outline-level="2"><text:bookmark-start text:name="__RefHeading___Toc652_857325647"/>O Deus do reino julga<text:bookmark-end text:name="__RefHeading___Toc652_857325647"/></text:h>
            </text:list-item>
          </text:list>
        </text:list-item>
      </text:list>
      <text:p text:style-name="P36"><text:tab/><text:span text:style-name="T33">Aqueles que rejeitarem a oferta do Reino de Deus deverão sujeitar-se ao julgamento, pois, o contrário de herdar o Reino é sofrer a punição do fogo eterno.</text:span></text:p>
      <text:p text:style-name="P36"/>
      <text:p text:style-name="P36"><text:tab/><text:span text:style-name="T33">Aqueles que se reecusam a entrar no Reino e tentam impedir que outros entrem, não escaparão do fogo do interno</text:span></text:p>
      <text:p text:style-name="P36"/>
      <text:p text:style-name="P36"><text:soft-page-break/><text:tab/><text:span text:style-name="T33">Um terrível destino aguarda aqueles que procuram desviar os crentes do Reino de Deus.</text:span></text:p>
      <text:p text:style-name="P36"/>
      <text:p text:style-name="P35"><text:span text:style-name="T20">#</text:span><text:span text:style-name="T17">Anotação: Bora tentar fazer chapinha.</text:span></text:p>
      <text:list xml:id="list114827861697352" text:continue-numbering="true" text:style-name="Outline">
        <text:list-item>
          <text:list>
            <text:list-item>
              <text:h text:style-name="P55" text:outline-level="2"><text:bookmark-start text:name="__RefHeading___Toc654_857325647"/>O Mistério do Reino<text:bookmark-end text:name="__RefHeading___Toc654_857325647"/></text:h>
            </text:list-item>
          </text:list>
        </text:list-item>
      </text:list>
      <text:p text:style-name="P35"><text:span text:style-name="T17"><text:tab/></text:span><text:span text:style-name="T21">Aquilo que vocês esperavam. Foi antecipado. É o cumprimento sem a consumação. Já, porém ainda não.</text:span></text:p>
      <text:p text:style-name="P72">Interval</text:p>
      <text:p text:style-name="P75">–––––––––– // –––––––––– // ––––––––––</text:p>
      <text:p text:style-name="P77"><text:tab/>Um dos aspectos característicos dos evangelhos sinóticos é o uso que Jesus faz de parábolas como meio de instrução.</text:p>
      <text:p text:style-name="P77"><text:tab/>Dentre elas, existe um grupo de parábolas chamadas “parábolas do reino”.</text:p>
      <text:p text:style-name="P77"><text:tab/>Mateus registra 11 vezes a expressão “O reino dos céus é semelhante a…”</text:p>
      <text:p text:style-name="P77"/>
      <text:list xml:id="list114828610452247" text:continue-numbering="true" text:style-name="Outline">
        <text:list-item>
          <text:list>
            <text:list-item>
              <text:h text:style-name="Heading_20_2" text:outline-level="2"><text:bookmark-start text:name="__RefHeading___Toc656_857325647"/><text:span text:style-name="T8">O</text:span><text:span text:style-name="T2">s quatro tipos de solo</text:span><text:bookmark-end text:name="__RefHeading___Toc656_857325647"/></text:h>
            </text:list-item>
          </text:list>
        </text:list-item>
      </text:list>
      <text:p text:style-name="P77"><text:tab/>O reino de Deus veio ao mundo para ser recebido por alguns e rejeitado por outros. Porém, quando a mensagem do Reino é recebida produzirá muitos frutos.</text:p>
      <text:p text:style-name="P74"/>
      <text:list xml:id="list114826954731995"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37"><text:tab/><text:span text:style-name="T34">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14826938269442" text:continue-numbering="true" text:style-name="Outline">
        <text:list-item>
          <text:list>
            <text:list-item>
              <text:list>
                <text:list-item>
                  <text:h text:style-name="P63" text:outline-level="3"><text:bookmark-start text:name="__RefHeading___Toc660_857325647"/><text:soft-page-break/>Pensamento aleatório<text:bookmark-end text:name="__RefHeading___Toc660_857325647"/></text:h>
                </text:list-item>
              </text:list>
            </text:list-item>
          </text:list>
        </text:list-item>
      </text:list>
      <text:p text:style-name="P39"><text:tab/>O que é um bom solo? <text:span text:style-name="T34">É mérito do solo? O que faz o solo bom para o plantio?</text:span></text:p>
      <text:list xml:id="list114828506408478" text:continue-numbering="true" text:style-name="Outline">
        <text:list-item>
          <text:list>
            <text:list-item>
              <text:h text:style-name="P56" text:outline-level="2"><text:bookmark-start text:name="__RefHeading___Toc662_857325647"/>Recomendação de livro <text:s text:c="114"/><text:bookmark-end text:name="__RefHeading___Toc662_857325647"/></text:h>
            </text:list-item>
          </text:list>
        </text:list-item>
      </text:list>
      <text:p text:style-name="P38">Armadilha das interpretações bíblicas – D. A. Carson</text:p>
      <text:list xml:id="list114827188470228" text:continue-numbering="true" text:style-name="Outline">
        <text:list-item>
          <text:list>
            <text:list-item>
              <text:h text:style-name="P57" text:outline-level="2"><text:bookmark-start text:name="__RefHeading___Toc664_857325647"/>Conclusão<text:bookmark-end text:name="__RefHeading___Toc664_857325647"/></text:h>
            </text:list-item>
          </text:list>
        </text:list-item>
      </text:list>
      <text:p text:style-name="P40"><text:tab/><text:span text:style-name="T35">A nova verdade, dada aos homens pela revelação na pessoa e na missão de Jesus, é que o Reino que deveria acontecer em poder apocalíptico em caráter final, como previsto em Daniel, netrou de fato, de uma forma oculta, na esfera história do mundo para atuar secretamente dentro dos homens e entre os homens.</text:span></text:p>
      <text:list xml:id="list114828478513413"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40"><text:tab/><text:span text:style-name="T36">Todo Reino sério tem suas regras e normas.</text:span></text:p>
      <text:p text:style-name="P40"/>
      <text:p text:style-name="P41">Quais são as regras do Reino de Deus que os filhos de Deus devem seguir?</text:p>
      <text:list xml:id="list114827000920320" text:continue-numbering="true" text:style-name="Outline">
        <text:list-item>
          <text:list>
            <text:list-item>
              <text:list>
                <text:list-item>
                  <text:h text:style-name="Heading_20_3" text:outline-level="3"><text:bookmark-start text:name="__RefHeading___Toc668_857325647"/><text:s/><text:span text:style-name="T36">A ética é absoluta</text:span><text:bookmark-end text:name="__RefHeading___Toc668_857325647"/></text:h>
                </text:list-item>
              </text:list>
            </text:list-item>
          </text:list>
        </text:list-item>
      </text:list>
      <text:list xml:id="list3504463732" text:style-name="L4">
        <text:list-item>
          <text:p text:style-name="P78">Definir de modo claro o ideal a ser incessantemente buscado por aqueles que professam a fé cristã.</text:p>
        </text:list-item>
        <text:list-item>
          <text:p text:style-name="P79">Para revelar que nenhum esforço humano é capaz em sim mesma de vivê-la, a não ser pelos méritos da obra redentora de Cristo.</text:p>
        </text:list-item>
        <text:list-item>
          <text:p text:style-name="P79">Para demonstrar que fora antecipada, como por espelho, o sublime estilo de vida a ser experimentado na dimensão futura do reino de Deus</text:p>
        </text:list-item>
      </text:list>
      <text:list xml:id="list114828367848665" text:continue-list="list114827000920320" text:style-name="Outline">
        <text:list-item>
          <text:list>
            <text:list-item>
              <text:list>
                <text:list-item>
                  <text:h text:style-name="P64" text:outline-level="3"><text:bookmark-start text:name="__RefHeading___Toc670_857325647"/>A ética da vida interior<text:bookmark-end text:name="__RefHeading___Toc670_857325647"/></text:h>
                </text:list-item>
              </text:list>
            </text:list-item>
          </text:list>
        </text:list-item>
      </text:list>
      <text:list xml:id="list1789124763" text:style-name="L5">
        <text:list-item>
          <text:p text:style-name="P80">A lei condenou o assassinato; Jesus condenou a ira</text:p>
        </text:list-item>
        <text:list-item>
          <text:p text:style-name="P80">A lei condenou o adultério; Jesus condenou o apetite pecaminoso</text:p>
        </text:list-item>
      </text:list>
      <text:p text:style-name="P86"/>
      <text:list xml:id="list114828191379548" text:continue-list="list114828367848665" text:style-name="Outline">
        <text:list-item>
          <text:list>
            <text:list-item>
              <text:h text:style-name="P61" text:outline-level="2"><text:bookmark-start text:name="__RefHeading___Toc470_857325647"/>A teologia de João<text:bookmark-end text:name="__RefHeading___Toc470_857325647"/></text:h>
            </text:list-item>
          </text:list>
        </text:list-item>
      </text:list>
      <text:p text:style-name="P88"><text:tab/>Em joão, temos uma proposta diferente. Apesar da nomeclatura ser diferente, a ideia é igual. Quando João vai tratar desse assunto, ele vai montar toda sua teologia em cima disso, mas isso não significa que ele esteja dissociado dos evangelistas dos evangelhos sinóticos.</text:p>
      <text:p text:style-name="P88"/>
      <text:list xml:id="list114828667399003" text:continue-numbering="true" text:style-name="Outline">
        <text:list-item>
          <text:list>
            <text:list-item>
              <text:list>
                <text:list-item>
                  <text:h text:style-name="Heading_20_3" text:outline-level="3">A vida eterna</text:h>
                </text:list-item>
              </text:list>
            </text:list-item>
          </text:list>
        </text:list-item>
      </text:list>
      <text:p text:style-name="P88"><text:tab/>É a principal temática. João se refere ao Reino de Deus apenas duas vezes. Mas vai se ocupar em falar e tratar sobre a vida eterna. Vida é uma expressão que aparece 36 vezes no evangelho de João. Vida eterna 17 vezes. </text:p>
      <text:p text:style-name="P88"><text:tab/>João dá ênfase aos longos discursos de Jesus, omitindo as parábolas. O que é a vida eterna então? Essa proposta não é única de João. De onde vem a ideia de vida eterna? Podemos ver em Daniel 12:1-2 e em Salmos 3:1-12. </text:p>
      <text:p text:style-name="P89"><text:tab/>João não falou sobre o Reino de Deus, mas falou sobre a vida do Reino.</text:p>
      <text:list xml:id="list114828171947000" text:continue-numbering="true" text:style-name="Outline">
        <text:list-item>
          <text:list>
            <text:list-item>
              <text:list>
                <text:list-item>
                  <text:h text:style-name="Heading_20_3" text:outline-level="3">Aspecto Escatológico</text:h>
                </text:list-item>
              </text:list>
            </text:list-item>
          </text:list>
        </text:list-item>
      </text:list>
      <text:list xml:id="list2131801582" text:style-name="L7">
        <text:list-item>
          <text:p text:style-name="P93"><text:span text:style-name="T38">Quem não crer no Filho não verá a vida eterna 3:36</text:span></text:p>
        </text:list-item>
        <text:list-item>
          <text:p text:style-name="P91">Aquele que não se apegar a sua vida nesse mundo guardá-la-á oara a vida eterna 12:25</text:p>
        </text:list-item>
        <text:list-item>
          <text:p text:style-name="P91">Quem beber da água da vida descobrirá que ela é uma fonte de vida no século futuro 4:14</text:p>
        </text:list-item>
        <text:list-item>
          <text:p text:style-name="P91">Há uma comida que somente Cristo pode dar, e que produzirá vida eterna 6:27</text:p>
        </text:list-item>
        <text:list-item>
          <text:p text:style-name="P91">Essa vida eterna será experimentada no último dia, quando o justo provará “a ressurreição da vida” 5:29</text:p>
        </text:list-item>
      </text:list>
      <text:list xml:id="list114828419268920" text:continue-list="list114828171947000" text:style-name="Outline">
        <text:list-item>
          <text:list>
            <text:list-item>
              <text:list>
                <text:list-item>
                  <text:h text:style-name="Heading_20_3" text:outline-level="3"><text:soft-page-break/>Experiência presente</text:h>
                </text:list-item>
              </text:list>
            </text:list-item>
          </text:list>
        </text:list-item>
      </text:list>
      <text:list xml:id="list2480854359" text:style-name="L8">
        <text:list-item>
          <text:p text:style-name="P92">O propósito da missão de Jesus foi trazxer aos omens uma experiência presente da vida futura (10:10)</text:p>
        </text:list-item>
        <text:list-item>
          <text:p text:style-name="P92">Ele desceu do céu para dar vida ao mundo 6:33</text:p>
        </text:list-item>
        <text:list-item>
          <text:p text:style-name="P92">Ele desceu do céu para satisfazer a fome e a sede espiritual do mundo 6:35</text:p>
        </text:list-item>
        <text:list-item>
          <text:p text:style-name="P92">As palavras de Jesus são vida (6:63) porque elas procedem do Pai, que lhe ordenou o que deveria dizer e o mandamento de Deus é a …</text:p>
        </text:list-item>
        <text:list-item>
          <text:p text:style-name="P92">A vida está no próprio Jesus 5:26. Ele é o pão vivo que dá vida 6:51 e a água vida 4:10,14</text:p>
        </text:list-item>
        <text:list-item>
          <text:p text:style-name="P92">Por que o Pai conferiu ao Filho ter a vida em si mesmo 5:26, Jesus pode dizer: “Eu sou a vida” 11:25; 14:6</text:p>
        </text:list-item>
        <text:list-item>
          <text:p text:style-name="P92">O que desfruta da vida em Jesus viverá para sempre 6:51. Aqueles que recebem a vida eterna nnunca perecerão 10:28</text:p>
        </text:list-item>
        <text:list-item>
          <text:p text:style-name="P92">Jesus ressuscitará no último dia aqueles aos quais concedeu vida eterna 6:40,54</text:p>
        </text:list-item>
      </text:list>
      <text:p text:style-name="P90"/>
      <text:list xml:id="list114828399791541" text:continue-list="list114828419268920" text:style-name="Outline">
        <text:list-item>
          <text:list>
            <text:list-item>
              <text:list>
                <text:list-item>
                  <text:h text:style-name="Heading_20_3" text:outline-level="3">A natureza da Vida Eterna</text:h>
                </text:list-item>
              </text:list>
            </text:list-item>
          </text:list>
        </text:list-item>
      </text:list>
      <text:p text:style-name="Text_20_body"><text:tab/>“<text:span text:style-name="T39">E a vida eterna é esta: que conheçam a ti só por único Deus verdadeiro e a Jesus Cristo, a quem enviaste</text:span>” <text:span text:style-name="T39">17:3</text:span></text:p>
      <text:p text:style-name="Text_20_body"/>
      <text:list xml:id="list114827982238824" text:continue-numbering="true" text:style-name="Outline">
        <text:list-item>
          <text:list>
            <text:list-item>
              <text:list>
                <text:list-item>
                  <text:h text:style-name="P65" text:outline-level="3">Conhecimento no mundo Grego</text:h>
                </text:list-item>
              </text:list>
            </text:list-item>
          </text:list>
        </text:list-item>
      </text:list>
      <text:p text:style-name="P95"><text:tab/><text:span text:style-name="T39">No pensamento filosófico, conhecimento significa a contemplação de seu objeto, para que se possa descrever suas qualidades essenciais.</text:span></text:p>
      <text:p text:style-name="P94">A mente ao fazer uso da razão, pode perceber permanente daquilo que se observa.</text:p>
      <text:p text:style-name="P94"><text:soft-page-break/><text:tab/>No pensamento gnóstico, não é um pensamento racional, antes é a direta percepção de Deus pela mente (nous), não pelo uso de um raciocínio rigoroso, mas por meio de uma intuição direta e da iluminação interior (iluminação divina).</text:p>
      <text:list xml:id="list114827400786933" text:continue-numbering="true" text:style-name="Outline">
        <text:list-item>
          <text:list>
            <text:list-item>
              <text:list>
                <text:list-item>
                  <text:h text:style-name="P66" text:outline-level="3">Conhecimento no AT</text:h>
                </text:list-item>
              </text:list>
            </text:list-item>
          </text:list>
        </text:list-item>
      </text:list>
      <text:p text:style-name="P98"><text:tab/><text:span text:style-name="T40">O conhecimento no Antigo testamento é bem diferente. O termo conota experiência, em lugar de contemplação e êxtase. O conecimento envolve relacionamento, comunhão e obediência. Esse conhecimento de Deus é o objetivo do Reino de Deus, e será plenamento atingido na consumação escatológica. Jr31:</text:span><text:span text:style-name="T9">34</text:span></text:p>
      <text:list xml:id="list114827622807753" text:continue-numbering="true" text:style-name="Outline">
        <text:list-item>
          <text:list>
            <text:list-item>
              <text:list>
                <text:list-item>
                  <text:h text:style-name="P66" text:outline-level="3">Conhecimento em João</text:h>
                </text:list-item>
              </text:list>
            </text:list-item>
          </text:list>
        </text:list-item>
      </text:list>
      <text:p text:style-name="P98"><text:span text:style-name="T40">Em joão o conhecimento é uma relação baseada na experiência. “Conheço as minhas ovelhas, e das minhas sou conhecido. Assim como o Pai me conhece a mim, também eu conheço o Pai” (Jo 10:14-15). O conhecimento de Jesus inclui o conhecimento de significado de sua missão:</text:span></text:p>
      <text:list xml:id="list266854190" text:style-name="L9">
        <text:list-item>
          <text:p text:style-name="P97">Ele é enviado de Deus (17:8; 25)</text:p>
        </text:list-item>
        <text:list-item>
          <text:p text:style-name="P97">Veio para falar a palavra de Deus (8:28)</text:p>
        </text:list-item>
        <text:list-item>
          <text:p text:style-name="P97">Ele e o Pai habitam mutuamente um no outro (10:38)</text:p>
        </text:list-item>
      </text:list>
      <text:p text:style-name="P96"/>
      <text:p text:style-name="P99"><text:tab/>O conhecimento de Deus pode ser considerado como a benção escatológica descrita no AT. A vida eterna é a vida do futuro que foi trazida aos homens por Jesus. Se a presença da vida eterna é a escatologia realizada, o conhecimento de Deus também é.</text:p>
      <text:p text:style-name="P99">A comunhão íntima com Deus que fora prometida como uma benção em seu Reino escatológico, é agora oferecida por Jesus aos seres humanos.</text:p>
      <text:p text:style-name="P100">Em resumo: A vida eterna é o relacionamento e a comunhão.</text:p>
      <text:p text:style-name="P76">–––––––––– // –––––––––– // ––––––––––</text:p>
      <text:p text:style-name="P100"/>
      <text:list xml:id="list114827318143191" text:continue-list="list114827622807753" text:style-name="Outline">
        <text:list-item>
          <text:list>
            <text:list-header>
              <text:h text:style-name="P58" text:outline-level="2" text:is-list-header="true"><text:soft-page-break/><text:span text:style-name="T41">Fé, obras e </text:span><text:span text:style-name="T42">sinais</text:span></text:h>
            </text:list-header>
          </text:list>
        </text:list-item>
      </text:list>
      <text:p text:style-name="P101"><text:tab/>Crer é um termo que aparece muitas vezes nos evangelhos sinóticos. Porém, em joão aparece muitas mais vezes do que nos evangelhos sinóticos.</text:p>
      <text:p text:style-name="P101"/>
      <text:list xml:id="list114827041832165" text:continue-numbering="true" text:style-name="Outline">
        <text:list-item>
          <text:list>
            <text:list-item>
              <text:list>
                <text:list-item>
                  <text:h text:style-name="P67" text:outline-level="3">Obras e sinais</text:h>
                </text:list-item>
              </text:list>
            </text:list-item>
          </text:list>
        </text:list-item>
      </text:list>
      <text:p text:style-name="P104"><text:tab/><text:span text:style-name="T43">Duas palavras características de João, relacionadas ao ato de crer, são “sinais” (semeia) e “obras” (erga). Ambas são usadas com referências.</text:span></text:p>
      <text:p text:style-name="P103"><text:tab/>Essa expressão é diferente daquela encontrada nos evangelhos sinóticos, em que os milagres de Jesus são usualmente chamados de “atos de poder” (dynameis)</text:p>
      <text:p text:style-name="P103"><text:tab/>Dynameis são atos de poder manifestando a irrupção do Reino de Deus na história. Atos pela qual ele estabelecxe o reino de Deus e derrobta o reino de satanás.</text:p>
      <text:p text:style-name="P103"><text:tab/>Os milagres são feits poderosos que autenticam a pessoa e a missão de Jesus e demonstram a presençta operadora de milagres de Deus em suas palavras e atos.</text:p>
      <text:p text:style-name="P102"/>
      <text:p text:style-name="P103">A palavra erga designa toda a ativ idade de Jesus e ã meramente seus milagres pelo fato de que a forma singular, ergon. Pode ser usada para referir-se à missão de Jesus como um todo.</text:p>
      <text:list xml:id="list4009157811" text:style-name="L11">
        <text:list-item>
          <text:p text:style-name="P105">Os feitos de Jesus refletem o fato de que o Pai está presente neles (10:32)</text:p>
        </text:list-item>
        <text:list-item>
          <text:p text:style-name="P105">Na realidade, são as obras do próprio Deus (10:37-38)</text:p>
        </text:list-item>
        <text:list-item>
          <text:p text:style-name="P105">Tais obras testemunham do fato de que Jesus é aquele que foi enviado por Deus (10:23)</text:p>
        </text:list-item>
        <text:list-item>
          <text:p text:style-name="P105">Os feitos de Jesus devem levar aqueles que os presenciaram, a crer nele (10:38; 14:11)</text:p>
        </text:list-item>
      </text:list>
      <text:p text:style-name="P87"/>
      <text:list xml:id="list114827573623295" text:continue-list="list114827041832165" text:style-name="Outline">
        <text:list-item>
          <text:list>
            <text:list-item>
              <text:h text:style-name="Heading_20_2" text:outline-level="2"><text:soft-page-break/>Cristologia: O Logos – <text:span text:style-name="T44">O pano de fundo Judaíco</text:span></text:h>
            </text:list-item>
          </text:list>
        </text:list-item>
      </text:list>
      <text:p text:style-name="P106"><text:tab/>No pensamento judaico, uma palavra era mais que um som expressando algum significado; uma palavra realmente fazia coisas. A palavra de Deus não é realmente um som; é uma causa eficaz. A palavra não somente dizia coisas; ela também as realizava.</text:p>
      <text:list xml:id="list114827980198979" text:continue-numbering="true" text:style-name="Outline">
        <text:list-item>
          <text:list>
            <text:list-item>
              <text:h text:style-name="P59" text:outline-level="2">Cristologia: O Logos – O pano de Grego</text:h>
            </text:list-item>
          </text:list>
        </text:list-item>
      </text:list>
      <text:p text:style-name="P107"><text:tab/><text:span text:style-name="T44">No mundo grego, temos um homem que falou sobre o Logos. Herácleto (560</text:span><text:span text:style-name="T45">a</text:span><text:span text:style-name="T44">.C) morador de Éfeso. Queriam perguntar para Herácleto qual o sentido das coisas. Veja bem, os planetas e o mundo estão em verdadeira harmonia. As estações estão em harmonia, e tudo é organizado, mas como tudo isso se organiza? Por trás de toda essa organização existe uma mente operante. Uma mente que coordena tudo isso (nous). Uma mente divina que rege e organiza todo o universo. Herácleto chamou essa mente de Logos.</text:span></text:p>
      <text:p text:style-name="P107"><text:tab/><text:span text:style-name="T44">Anaxágoras também fala sobre </text:span><text:span text:style-name="T46">nous</text:span><text:span text:style-name="T48">, chamado por herácleto de logos. A mente que domina todas as coisas. Uma mente que rege todo o universo.</text:span></text:p>
      <text:p text:style-name="P107"><text:span text:style-name="T48"><text:tab/>Platão declarou que o Logos de Deus que mantinha os planetas organizados e trazia de volta as estações. Sempre olhando para o Logos como uma nmente que dá sentido a tudo que existe.</text:span></text:p>
      <text:p text:style-name="P107"><text:span text:style-name="T48"><text:tab/>Estoicos declararam. Assim como am ente divina rege esse universo e dá sentido, a mente do homem é um pouco ou um pedaço dessa mente divina no homem.</text:span><text:span text:style-name="T49"> O Logos colocou o sentido no universo e no homem</text:span></text:p>
      <text:p text:style-name="P107"><text:span text:style-name="T49"><text:tab/>Filo de Alexandria. Tentou unir as ideias helênicas com a religião Judaíca. Defendou a perspectiva grega que Deus transcente. Utilizou o conceito de logos para uma mediação entre o Deus transcendente.</text:span><text:span text:style-name="T47"> O logos é a ponte entre o homem e Deus</text:span><text:span text:style-name="T50">.</text:span></text:p>
      <text:p text:style-name="P107"><text:span text:style-name="T50"><text:tab/>A partir de todas essas visõesd vendo uma mente divina que rege todas as coisas. É por isso que es coisas não estão estáticas, por que existe uma mente operante por trás de todas as coisas.</text:span></text:p>
      <text:p text:style-name="P108"><text:soft-page-break/><text:span text:style-name="T50">Chegou o João. Vocês sabem dessa palavra, dessa mente divina que rege o universo? Sabe todas essas ideias que vocês têm? Esse Logos </text:span><text:span text:style-name="T24">se fez carne</text:span><text:span text:style-name="T50">.</text:span></text:p>
      <text:list xml:id="list3192190438" text:style-name="L12">
        <text:list-item>
          <text:p text:style-name="P83"><text:span text:style-name="T17">A pre-existência do Logos</text:span></text:p>
        </text:list-item>
        <text:list-item>
          <text:p text:style-name="P83"><text:span text:style-name="T17">A identidade exclusiva do Verbo</text:span></text:p>
        </text:list-item>
        <text:list-item>
          <text:p text:style-name="P83"><text:span text:style-name="T17">E a deidade do verbo</text:span></text:p>
        </text:list-item>
      </text:list>
      <text:p text:style-name="P82"><text:span text:style-name="T17">* Prolegômenos</text:span></text:p>
      <text:list xml:id="list114828728660565" text:continue-list="list114827980198979" text:style-name="Outline">
        <text:list-item>
          <text:list>
            <text:list-item>
              <text:list>
                <text:list-item>
                  <text:h text:style-name="P68" text:outline-level="3">Tipos de revelação</text:h>
                </text:list-item>
              </text:list>
            </text:list-item>
          </text:list>
        </text:list-item>
      </text:list>
      <text:p text:style-name="P109"><text:tab/>Revelação geral não-salvífica e a revelação especial salvífica</text:p>
      <text:list xml:id="list114826856114506" text:continue-numbering="true" text:style-name="Outline">
        <text:list-item>
          <text:list>
            <text:list-item>
              <text:h text:style-name="P60" text:outline-level="2">O espírito Santo</text:h>
            </text:list-item>
          </text:list>
        </text:list-item>
      </text:list>
      <text:p text:style-name="P110"><text:span text:style-name="T51"><text:tab/>De muitas e variadas maneiras o </text:span><text:span text:style-name="T10">Parácleto</text:span><text:span text:style-name="T51"> está para Jesus assim como Jesus está para o Pai</text:span></text:p>
      <text:p text:style-name="P82"><text:span text:style-name="T17"/></text:p>
      <text:p text:style-name="P84"><text:span text:style-name="T17">→ A missão do espírito santo para os discípulos.</text:span></text:p>
      <text:p text:style-name="P82"><text:span text:style-name="T17"/></text:p>
      <text:p text:style-name="P82"><text:span text:style-name="T17"/></text:p>
      <text:p text:style-name="P82"><text:span text:style-name="T17"/></text:p>
      <text:p text:style-name="P111"><text:span text:style-name="T25">ANOTAÇÕES</text:span></text:p>
      <text:p text:style-name="P7">REI:</text:p>
      <text:list xml:id="list143408097" text:style-name="L6">
        <text:list-item>
          <text:p text:style-name="P81">Hábito, prática</text:p>
        </text:list-item>
        <text:list-item>
          <text:p text:style-name="P81">Agradecimento, Gratidão, Etiqueta, maneira, curvar-se</text:p>
        </text:list-item>
        <text:list-item>
          <text:p text:style-name="P81">Comando, ordem, ditação</text:p>
        </text:list-item>
        <text:list-item>
          <text:p text:style-name="P81">Alma, espírito, fantasma</text:p>
        </text:list-item>
        <text:list-item>
          <text:p text:style-name="P81">Era, anos</text:p>
        </text:list-item>
        <text:list-item>
          <text:p text:style-name="P81">Zero</text:p>
        </text:list-item>
        <text:list-item>
          <text:p text:style-name="P81">Refrigerador</text:p>
        </text:list-item>
        <text:list-item>
          <text:p text:style-name="P81">Escrito clérico</text:p>
        </text:list-item>
        <text:list-item>
          <text:p text:style-name="P81">Sino (obsoleto), hoje Suzu</text:p>
        </text:list-item>
      </text:list>
      <text:p text:style-name="P17"/>
      <text:p text:style-name="P18"><text:span text:style-name="T16">107 </text:span><text:span text:style-name="T15">outros </text:span><text:span text:style-name="T5">kanji</text:span><text:span text:style-name="T25"> com ao menos uma leitura exatamente igual “</text:span><text:span text:style-name="T16">REI</text:span><text:span text:style-name="T25">”</text:span></text:p>
      <text:p text:style-name="P17">...</text:p>
      <text:p text:style-name="P17">Libélula.</text:p>
      <text:p text:style-name="P17"/>
      <text:p text:style-name="P19">FUBUKI → Snow Storm</text:p>
      <text:p text:style-name="P21">KIBUFU</text:p>
      <text:p text:style-name="P21">BUKIFU</text:p>
      <text:p text:style-name="P21"/>
      <text:p text:style-name="P21">Haneru: Pular, saltar</text:p>
      <text:p text:style-name="P21">Haneru: Bater (um carro batendo em alguém); Rejeitar,</text:p>
      <text:p text:style-name="P22">9/9/p --but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4"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4"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15"><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4"><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13"><draw:image xlink:href="Pictures/1000000000000500000000CF73E1439B139099FF.jpg" xlink:type="simple" xlink:show="embed" xlink:actuate="onLoad" loext:mime-type="image/jpeg"/></draw:frame></text:p>
      </style:header>
      <style:footer>
        <text:p text:style-name="MP2"><text:page-number text:select-page="current">16</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6"><draw:image xlink:href="Pictures/1000000000000500000000CF73E1439B139099FF.jpg" xlink:type="simple" xlink:show="embed" xlink:actuate="onLoad" loext:mime-type="image/jpeg"/></draw:frame></text:p>
      </style:header>
      <style:footer>
        <text:p text:style-name="MP1"><text:page-number text:select-page="current">15</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2H49M10S</meta:editing-duration>
    <meta:editing-cycles>25</meta:editing-cycles>
    <meta:generator>LibreOffice/6.4.7.2$Linux_X86_64 LibreOffice_project/40$Build-2</meta:generator>
    <dc:date>2021-11-04T11:48:26.611708183</dc:date>
    <meta:document-statistic meta:table-count="0" meta:image-count="5" meta:object-count="0" meta:page-count="16" meta:paragraph-count="223" meta:word-count="2790" meta:character-count="15438" meta:non-whitespace-character-count="12742"/>
    <meta:template xlink:type="simple" xlink:actuate="onRequest" xlink:title="CTM" xlink:href="../../../../../Templates/CTM.ott" meta:date="2021-10-21T23:56:16.745796289"/>
  </office:meta>
</office:document-meta>
</file>